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re Earth minerals <text:s/>times Sunday 19/10/25 </text:p>
      <text:p text:style-name="P1"/>
      <text:p text:style-name="P1">interesting article about rare earth metals....</text:p>
      <text:p text:style-name="P1"/>
      <text:p text:style-name="P1"><text:a xlink:type="simple" xlink:href="https://www.thetimes.com/uk/science/article/hull-rare-earth-metals-china-mining-trump-88ghp87gh" text:style-name="Internet_20_link" text:visited-style-name="Visited_20_Internet_20_Link">In the race for rare earth metals the UK will need to get its hands dirty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19T10:45:41.04</meta:creation-date>
    <dc:date>2025-10-19T10:46:44.11</dc:date>
    <meta:editing-duration>PT1M2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28" meta:character-count="164"/>
  </office:meta>
</office:document-meta>
</file>